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rsid="000c7134" officeooo:paragraph-rsid="000c7134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c7134" officeooo:paragraph-rsid="000c7134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daeeb" officeooo:paragraph-rsid="000daee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9d80" officeooo:paragraph-rsid="000f9d8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1pt" style:text-underline-style="none" fo:font-weight="normal" officeooo:rsid="001342a0" officeooo:paragraph-rsid="001342a0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46784" officeooo:paragraph-rsid="0014678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daeeb" officeooo:paragraph-rsid="000daeeb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342a0" officeooo:paragraph-rsid="001342a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6784" officeooo:paragraph-rsid="00146784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14ddf1" officeooo:paragraph-rsid="0014ddf1" style:font-size-asian="12.25pt" style:font-weight-asian="bold" style:font-size-complex="14pt" style:font-weight-complex="bold"/>
    </style:style>
    <style:style style:name="T1" style:family="text">
      <style:text-properties officeooo:rsid="000daeeb"/>
    </style:style>
    <style:style style:name="T2" style:family="text"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l sistema operativo</text:p>
      <text:p text:style-name="P1">GNU/Linux</text:p>
      <text:p text:style-name="P1"/>
      <text:p text:style-name="P4"><text:span text:style-name="T1">1.- </text:span>¿Que es Linux?</text:p>
      <text:p text:style-name="P2"/>
      <text:p text:style-name="P2">Linux es un sistema operativo de gran difusión y Libre de distribución. Permite trabajar en modo monopuesto o en modo red, permitiendo al usuario iniciar sesión localmente o en forma remota.</text:p>
      <text:p text:style-name="P2">Se puede instalar en gran variedad de plataformas hardware.</text:p>
      <text:p text:style-name="P2"/>
      <text:p text:style-name="P3">Componentes principales</text:p>
      <text:list xml:id="list1171641995" text:style-name="L1">
        <text:list-item>
          <text:p text:style-name="P5">Shell: Sirve para introducir ordenes, ejecutar programas…</text:p>
        </text:list-item>
        <text:list-item>
          <text:p text:style-name="P5">Nucleo: Es la parte que interactúa con el hardware.</text:p>
        </text:list-item>
      </text:list>
      <text:p text:style-name="P6"/>
      <text:p text:style-name="P6"/>
      <text:p text:style-name="P13">2.- El shell de Linux</text:p>
      <text:p text:style-name="P7"/>
      <text:p text:style-name="P8">Interactuamos con el sistema a través del Terminal, al terminal de Linux lo llamamos Shell. Hay diferentes distribuciones.</text:p>
      <text:list xml:id="list905586908" text:style-name="L2">
        <text:list-item>
          <text:p text:style-name="P9">Shell Bourne (sh): El más utilizado.</text:p>
        </text:list-item>
        <text:list-item>
          <text:p text:style-name="P9">C-Shell (csh): Ofrece grandes características para programadores en C</text:p>
        </text:list-item>
        <text:list-item>
          <text:p text:style-name="P9">Shell Korn (KSh): Con características ampliadas de programación.</text:p>
        </text:list-item>
        <text:list-item>
          <text:p text:style-name="P9">Bourne Again Shell (Bash): Incorporado con Ubuntu, compatible con el shell sh.</text:p>
        </text:list-item>
      </text:list>
      <text:p text:style-name="P8"/>
      <text:p text:style-name="P14">3.- Ordenes básicas de Linux</text:p>
      <text:p text:style-name="P10"/>
      <text:p text:style-name="P10">Las ordenes son programas que están almacenados en el sistema de archivos. Al principio Linux usaba la ejecución de ordenes en entorno de comandos. Emplean el siguiente formato:</text:p>
      <text:list xml:id="list1084711136" text:style-name="L3">
        <text:list-item>
          <text:p text:style-name="P11">Orden: Acción a realizar</text:p>
        </text:list-item>
        <text:list-item>
          <text:p text:style-name="P11">Opciones: Se introducen seguidas del carácter - </text:p>
        </text:list-item>
        <text:list-item>
          <text:p text:style-name="P11">Argumentos: Puede ser un archivo, documento, u otra información.</text:p>
        </text:list-item>
      </text:list>
      <text:p text:style-name="P12">Primero introduciremos la orden, ………..</text:p>
      <text:p text:style-name="P12"/>
      <text:p text:style-name="P15">4.- Directorios y carpetas de Linux</text:p>
      <text:p text:style-name="P15"><text:span text:style-name="T2"/></text:p>
      <text:p text:style-name="P15"><text:span text:style-name="T2">Un directorio es un tipo de archivo que almacena información a cerca de los archivos y directorios que contiene. Tienen características que los clasifican y ubican en un sistema de archivos.</text:span></text:p>
      <text:p text:style-name="P16"><text:span text:style-name="T2">Pueden emplear casi cualquier carácter a excepción de la /. Difiere entre mayúsculas y minúsculas</text:span></text:p>
      <text:p text:style-name="P1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0:15:20.965225171</meta:creation-date>
    <dc:date>2024-04-18T17:22:38.687210992</dc:date>
    <meta:editing-duration>PT8M2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44" meta:character-count="1540" meta:non-whitespace-character-count="1327"/>
  </office:meta>
</office:document-meta>
</file>